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0ef6" officeooo:paragraph-rsid="001b0ef6"/>
    </style:style>
    <style:style style:name="P2" style:family="paragraph" style:parent-style-name="Standard">
      <style:text-properties style:text-underline-style="none" officeooo:rsid="001b0ef6" officeooo:paragraph-rsid="001b0ef6"/>
    </style:style>
    <style:style style:name="P3" style:family="paragraph" style:parent-style-name="Standard">
      <style:text-properties style:text-underline-style="none" officeooo:rsid="001b0ef6" officeooo:paragraph-rsid="001df61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c9009"/>
    </style:style>
    <style:style style:name="T3" style:family="text">
      <style:text-properties style:text-underline-style="solid" style:text-underline-width="auto" style:text-underline-color="font-color" officeooo:rsid="001df61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c9009"/>
    </style:style>
    <style:style style:name="T6" style:family="text">
      <style:text-properties style:text-underline-style="none" officeooo:rsid="001df61e"/>
    </style:style>
    <style:style style:name="T7" style:family="text">
      <style:text-properties style:text-underline-style="none" officeooo:rsid="001f4f4d"/>
    </style:style>
    <style:style style:name="T8" style:family="text">
      <style:text-properties style:text-underline-style="dotted" style:text-underline-width="auto" style:text-underline-color="font-color"/>
    </style:style>
    <style:style style:name="T9" style:family="text">
      <style:text-properties style:text-underline-style="dotted" style:text-underline-width="auto" style:text-underline-color="font-color" officeooo:rsid="001c9009"/>
    </style:style>
    <style:style style:name="T10" style:family="text">
      <style:text-properties style:text-underline-style="dotted" style:text-underline-width="auto" style:text-underline-color="font-color" officeooo:rsid="001df61e"/>
    </style:style>
    <style:style style:name="T11" style:family="text">
      <style:text-properties officeooo:rsid="001c9009"/>
    </style:style>
    <style:style style:name="T12" style:family="text">
      <style:text-properties officeooo:rsid="001df61e"/>
    </style:style>
    <style:style style:name="T13" style:family="text">
      <style:text-properties style:text-underline-style="dotted" style:text-underline-width="auto" style:text-underline-color="font-color" officeooo:rsid="001df61e"/>
    </style:style>
    <style:style style:name="T14" style:family="text">
      <style:text-properties style:text-underline-style="none" officeooo:rsid="001df6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de:(<text:span text:style-name="T1">Cod.sede</text:span><text:span text:style-name="T4">,dirección, nombre</text:span></text:p>
      <text:p text:style-name="P1"><text:span text:style-name="T4"/></text:p>
      <text:p text:style-name="P1"><text:span text:style-name="T4">Departamentos:(</text:span><text:span text:style-name="T1">Nombre.dto</text:span><text:span text:style-name="T4">, ubicación, </text:span><text:span text:style-name="T8">Cod.sede</text:span><text:span text:style-name="T4">, </text:span></text:p>
      <text:p text:style-name="P1"><text:span text:style-name="T4"/></text:p>
      <text:p text:style-name="P1"><text:span text:style-name="T4">Programadores:(</text:span><text:span text:style-name="T1">Cod.programador</text:span><text:span text:style-name="T4">, Iban, Datos personales, </text:span><text:span text:style-name="T8">Nombre.departemento</text:span><text:span text:style-name="T4">,</text:span><text:span text:style-name="T8"> </text:span><text:span text:style-name="T9">leng.experto</text:span><text:span text:style-name="T4"><text:tab/><text:tab/><text:tab/></text:span><text:span text:style-name="T8">Cod.mentor.programador, </text:span></text:p>
      <text:p text:style-name="P1"><text:span text:style-name="T4"/></text:p>
      <text:p text:style-name="P1"><text:span text:style-name="T4">Lenguajes:(año,</text:span><text:span text:style-name="T1">nombre</text:span><text:span text:style-name="T4">, grado, tipo, </text:span></text:p>
      <text:p text:style-name="P1"><text:span text:style-name="T4"/></text:p>
      <text:p text:style-name="P1"><text:span text:style-name="T4"><text:tab/>Pertenecer:(</text:span><text:span text:style-name="T1">Cod.pro</text:span><text:span text:style-name="T8">gramador+Cod.des</text:span><text:span text:style-name="T1">arrollo</text:span><text:span text:style-name="T4">, </text:span></text:p>
      <text:p text:style-name="P1"><text:span text:style-name="T4"/></text:p>
      <text:p text:style-name="P1"><text:span text:style-name="T4">Equipo de desarrollo:(</text:span><text:span text:style-name="T2">cod.Desarrollo</text:span><text:span text:style-name="T5">,Descripción, </text:span><text:span text:style-name="T9">DNI.jefe</text:span></text:p>
      <text:p text:style-name="P1"><text:span text:style-name="T9"/></text:p>
      <text:p text:style-name="P2"><text:span text:style-name="T11">(P</text:span><text:span text:style-name="T12">r</text:span><text:span text:style-name="T11">oyecto 1,N):</text:span><text:span text:style-name="T12">(</text:span><text:span text:style-name="T3">Cod.Proyecto</text:span><text:span text:style-name="T12">, descripcion, fecha fin, fecha ini, </text:span><text:span text:style-name="T10">Cod.Desarrollo,</text:span><text:span text:style-name="T13">cod.proyectoprincipal</text:span><text:span text:style-name="T6">,</text:span></text:p>
      <text:p text:style-name="P3"><text:span text:style-name="T11">(Proyecto N,M):</text:span><text:span text:style-name="T12">(</text:span><text:span text:style-name="T3">Cod.Proyecto</text:span><text:span text:style-name="T12">, descripcion, fecha fin, fecha ini</text:span></text:p>
      <text:p text:style-name="P1"><text:span text:style-name="T4"><text:tab/></text:span><text:span text:style-name="T6">(proyecto N,M)</text:span><text:span text:style-name="T7">Realizan</text:span><text:span text:style-name="T6">:(</text:span><text:span text:style-name="T3">Cod.</text:span><text:span text:style-name="T10">proyecto+Cod.des</text:span><text:span text:style-name="T3">arrollo,</text:span></text:p>
      <text:p text:style-name="P1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0T18:19:49.265000000</dc:date>
    <meta:editing-duration>PT1M49S</meta:editing-duration>
    <meta:editing-cycles>1</meta:editing-cycles>
    <meta:document-statistic meta:table-count="0" meta:image-count="0" meta:object-count="0" meta:page-count="1" meta:paragraph-count="9" meta:word-count="37" meta:character-count="553" meta:non-whitespace-character-count="517"/>
    <meta:generator>LibreOffice/7.2.1.2$Windows_X86_64 LibreOffice_project/87b77fad49947c1441b67c559c339af8f3517e22</meta:generator>
  </office:meta>
</office:document-meta>
</file>